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28mm"/>
    </style:style>
    <style:style style:name="co2" style:family="table-column">
      <style:table-column-properties fo:break-before="auto" style:column-width="52mm"/>
    </style:style>
    <style:style style:name="co3" style:family="table-column">
      <style:table-column-properties fo:break-before="auto" style:column-width="62.35mm"/>
    </style:style>
    <style:style style:name="co4" style:family="table-column">
      <style:table-column-properties fo:break-before="auto" style:column-width="59.3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Dataset distrib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orithm</text:p>
          </table:table-cell>
          <table:table-cell table:style-name="ce1" office:value-type="string" calcext:value-type="string">
            <text:p>50-50</text:p>
          </table:table-cell>
          <table:table-cell office:value-type="string" calcext:value-type="string">
            <text:p>25-75</text:p>
          </table:table-cell>
          <table:table-cell office:value-type="string" calcext:value-type="string">
            <text:p>10-9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aussian Naive Bayes</text:p>
          </table:table-cell>
          <table:table-cell office:value-type="float" office:value="0.700691471847" calcext:value-type="float">
            <text:p>0.7006914718</text:p>
          </table:table-cell>
          <table:table-cell office:value-type="float" office:value="0.742593811718" calcext:value-type="float">
            <text:p>0.7425938117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SVM rbf</text:p>
          </table:table-cell>
          <table:table-cell office:value-type="float" office:value="0.822522225881" calcext:value-type="float">
            <text:p>0.8225222259</text:p>
          </table:table-cell>
          <table:table-cell office:value-type="float" office:value="0.830809743252" calcext:value-type="float">
            <text:p>0.8308097433</text:p>
          </table:table-cell>
          <table:table-cell office:value-type="float" office:value="0.840460526316" calcext:value-type="float">
            <text:p>0.8404605263</text:p>
          </table:table-cell>
        </table:table-row>
        <table:table-row table:style-name="ro1">
          <table:table-cell office:value-type="string" calcext:value-type="string">
            <text:p>Decision Tree</text:p>
          </table:table-cell>
          <table:table-cell office:value-type="float" office:value="0.781692459664" calcext:value-type="float">
            <text:p>0.7816924597</text:p>
          </table:table-cell>
          <table:table-cell office:value-type="float" office:value="0.770901909151" calcext:value-type="float">
            <text:p>0.7709019092</text:p>
          </table:table-cell>
          <table:table-cell office:value-type="float" office:value="0.743421052632" calcext:value-type="float">
            <text:p>0.7434210526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float" office:value="0.828449127428" calcext:value-type="float">
            <text:p>0.8284491274</text:p>
          </table:table-cell>
          <table:table-cell office:value-type="float" office:value="0.82883475971" calcext:value-type="float">
            <text:p>0.8288347597</text:p>
          </table:table-cell>
          <table:table-cell office:value-type="float" office:value="0.842105263158" calcext:value-type="float">
            <text:p>0.8421052632</text:p>
          </table:table-cell>
        </table:table-row>
        <table:table-row table:style-name="ro1">
          <table:table-cell office:value-type="string" calcext:value-type="string">
            <text:p>Adaboost</text:p>
          </table:table-cell>
          <table:table-cell office:value-type="float" office:value="0.839315113599" calcext:value-type="float">
            <text:p>0.8393151136</text:p>
          </table:table-cell>
          <table:table-cell office:value-type="float" office:value="0.84331797235" calcext:value-type="float">
            <text:p>0.8433179724</text:p>
          </table:table-cell>
          <table:table-cell office:value-type="float" office:value="0.833881578947" calcext:value-type="float">
            <text:p>0.8338815789</text:p>
          </table:table-cell>
        </table:table-row>
        <table:table-row table:style-name="ro1">
          <table:table-cell office:value-type="string" calcext:value-type="string">
            <text:p>Bagging Classifier</text:p>
          </table:table-cell>
          <table:table-cell office:value-type="float" office:value="0.83174185051" calcext:value-type="float">
            <text:p>0.8317418505</text:p>
          </table:table-cell>
          <table:table-cell office:value-type="float" office:value="0.835418038183" calcext:value-type="float">
            <text:p>0.8354180382</text:p>
          </table:table-cell>
          <table:table-cell office:value-type="float" office:value="0.838815789474" calcext:value-type="float">
            <text:p>0.8388157895</text:p>
          </table:table-cell>
        </table:table-row>
        <table:table-row table:style-name="ro1">
          <table:table-cell office:value-type="string" calcext:value-type="string">
            <text:p>Extra trees</text:p>
          </table:table-cell>
          <table:table-cell office:value-type="float" office:value="0.812644056635" calcext:value-type="float">
            <text:p>0.8126440566</text:p>
          </table:table-cell>
          <table:table-cell office:value-type="float" office:value="0.815668202765" calcext:value-type="float">
            <text:p>0.8156682028</text:p>
          </table:table-cell>
          <table:table-cell office:value-type="float" office:value="0.825657894737" calcext:value-type="float">
            <text:p>0.8256578947</text:p>
          </table:table-cell>
        </table:table-row>
        <table:table-row table:style-name="ro1">
          <table:table-cell office:value-type="string" calcext:value-type="string">
            <text:p>Gradient boosting</text:p>
          </table:table-cell>
          <table:table-cell office:value-type="float" office:value="0.84820546592" calcext:value-type="float">
            <text:p>0.8482054659</text:p>
          </table:table-cell>
          <table:table-cell office:value-type="float" office:value="0.851217906517" calcext:value-type="float">
            <text:p>0.8512179065</text:p>
          </table:table-cell>
          <table:table-cell office:value-type="float" office:value="0.851973684211" calcext:value-type="float">
            <text:p>0.8519736842</text:p>
          </table:table-cell>
        </table:table-row>
        <table:table-row table:style-name="ro1">
          <table:table-cell office:value-type="string" calcext:value-type="string">
            <text:p>kneighbourshybrid</text:p>
          </table:table-cell>
          <table:table-cell office:value-type="float" office:value="0.807375699704" calcext:value-type="float">
            <text:p>0.8073756997</text:p>
          </table:table-cell>
          <table:table-cell office:value-type="float" office:value="0.818301514154" calcext:value-type="float">
            <text:p>0.8183015142</text:p>
          </table:table-cell>
          <table:table-cell office:value-type="float" office:value="0.661184210526" calcext:value-type="float">
            <text:p>0.6611842105</text:p>
          </table:table-cell>
        </table:table-row>
        <table:table-row table:style-name="ro1">
          <table:table-cell office:value-type="string" calcext:value-type="string">
            <text:p>kneighbours</text:p>
          </table:table-cell>
          <table:table-cell office:value-type="float" office:value="0.759631215015" calcext:value-type="float">
            <text:p>0.759631215</text:p>
          </table:table-cell>
          <table:table-cell office:value-type="float" office:value="0.769585253456" calcext:value-type="float">
            <text:p>0.7695852535</text:p>
          </table:table-cell>
          <table:table-cell office:value-type="float" office:value="0.769736842105" calcext:value-type="float">
            <text:p>0.7697368421</text:p>
          </table:table-cell>
        </table:table-row>
        <table:table-row table:style-name="ro1">
          <table:table-cell office:value-type="string" calcext:value-type="string">
            <text:p>L1 Logistic Regression</text:p>
          </table:table-cell>
          <table:table-cell office:value-type="float" office:value="0.819888047415" calcext:value-type="float">
            <text:p>0.8198880474</text:p>
          </table:table-cell>
          <table:table-cell office:value-type="float" office:value="0.824884792627" calcext:value-type="float">
            <text:p>0.8248847926</text:p>
          </table:table-cell>
          <table:table-cell office:value-type="float" office:value="0.8125" calcext:value-type="float">
            <text:p>0.8125</text:p>
          </table:table-cell>
        </table:table-row>
        <table:table-row table:style-name="ro1">
          <table:table-cell office:value-type="string" calcext:value-type="string">
            <text:p>L2 Logistic Regression</text:p>
          </table:table-cell>
          <table:table-cell office:value-type="float" office:value="0.818570958182" calcext:value-type="float">
            <text:p>0.8185709582</text:p>
          </table:table-cell>
          <table:table-cell office:value-type="float" office:value="0.823568136932" calcext:value-type="float">
            <text:p>0.8235681369</text:p>
          </table:table-cell>
          <table:table-cell office:value-type="float" office:value="0.809210526316" calcext:value-type="float">
            <text:p>0.8092105263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Misbehaving Algorith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VM polynomial</text:p>
          </table:table-cell>
          <table:table-cell office:value-type="float" office:value="0.826086956522" calcext:value-type="float">
            <text:p>0.8260869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chastic Gradient Descent</text:p>
          </table:table-cell>
          <table:table-cell office:value-type="float" office:value="0.733289430359" calcext:value-type="float">
            <text:p>0.733289430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/00/0000</text:date>, <text:time style:data-style-name="N2" text:time-value="16:14:01.9111771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05:54:18.408284582</meta:creation-date>
    <meta:generator>LibreOffice/5.1.6.2$Linux_X86_64 LibreOffice_project/10m0$Build-2</meta:generator>
    <dc:date>2017-04-25T16:31:01.545830055</dc:date>
    <meta:editing-duration>PT1H4M28S</meta:editing-duration>
    <meta:editing-cycles>30</meta:editing-cycles>
    <meta:document-statistic meta:table-count="1" meta:cell-count="58" meta:object-count="0"/>
  </office:meta>
</office:document-meta>
</file>